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officeooo:rsid="001006da" officeooo:paragraph-rsid="001006da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officeooo:rsid="0011ea1b" officeooo:paragraph-rsid="0011ea1b"/>
    </style:style>
    <style:style style:name="T1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11ea1b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rrows-Wheeler Transform</text:span></text:p>
      <text:p text:style-name="P1"><text:span text:style-name="T1">All rotation of text T: named Burrows-Wheeler matrix</text:span><text:span text:style-name="T2">; second entry starts from the second character of T, ends by first character of T at the end of string, and so on</text:span></text:p>
      <text:p text:style-name="P2"><text:span text:style-name="T1">Save last character of each entry and corresponding index: named Burrows-Wheeler Transform (BWT)</text:span></text:p>
      <text:p text:style-name="P2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36:49.379612781</meta:creation-date>
    <dc:date>2018-11-30T14:51:21.029400710</dc:date>
    <meta:editing-duration>PT3M53S</meta:editing-duration>
    <meta:editing-cycles>1</meta:editing-cycles>
    <meta:document-statistic meta:table-count="0" meta:image-count="0" meta:object-count="0" meta:page-count="1" meta:paragraph-count="3" meta:word-count="46" meta:character-count="287" meta:non-whitespace-character-count="244"/>
    <meta:generator>LibreOffice/5.1.6.2$Linux_X86_64 LibreOffice_project/10m0$Build-2</meta:generator>
  </office:meta>
</office:document-meta>
</file>